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e765" officeooo:paragraph-rsid="0020e765"/>
    </style:style>
    <style:style style:name="P2" style:family="paragraph" style:parent-style-name="Standard">
      <style:paragraph-properties fo:text-align="center" style:justify-single-word="false"/>
      <style:text-properties officeooo:rsid="0006cd70" officeooo:paragraph-rsid="0006cd70"/>
    </style:style>
    <style:style style:name="P3" style:family="paragraph" style:parent-style-name="Header">
      <style:paragraph-properties fo:text-align="center" style:justify-single-word="false"/>
      <style:text-properties officeooo:rsid="0006cd70" officeooo:paragraph-rsid="0006cd70"/>
    </style:style>
    <style:style style:name="T1" style:family="text">
      <style:text-properties officeooo:rsid="00228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s e t q <text:s text:c="2"/>c l a s s <text:s text:c="2"/>' ( ( ( n a m e <text:s text:c="2"/>S e y m o r e ) <text:s text:c="2"/>( e n g <text:s text:c="2"/>3 <text:s text:c="2"/>4 . 0</text:p>
      <text:p text:style-name="P1">) <text:s text:c="2"/>( m a t <text:s text:c="2"/>3 <text:s text:c="2"/>3 . 0 ) <text:s text:c="2"/>( h i s <text:s text:c="2"/>3 <text:s text:c="2"/>4 . 0 ) <text:s text:c="2"/>( b i o <text:s text:c="2"/>3 <text:s text:c="2"/>2 . 0 ) <text:s text:c="2"/>( b</text:p>
      <text:p text:style-name="P1">i o l <text:s text:c="2"/>1 <text:s text:c="2"/>4 . 0 ) )</text:p>
      <text:p text:style-name="P1"><text:s/>( ( n a m e <text:s text:c="2"/>I c h a h b o d ) <text:s text:c="2"/>( c s c <text:s text:c="2"/>3 <text:s text:c="2"/>3 . 0 ) <text:s text:c="2"/>( m a t <text:s text:c="2"/>3 <text:s text:c="2"/>4 . 0 )</text:p>
      <text:p text:style-name="P1"><text:s text:c="3"/>( s p e <text:s text:c="2"/>2 <text:s text:c="2"/>4 . 0 ) <text:s text:c="2"/>( c h e <text:s text:c="2"/>3 <text:s text:c="2"/>4 . 0 ) <text:s text:c="2"/>( c h e l <text:s text:c="2"/>1 <text:s text:c="2"/>3 . 0 ) <text:s text:c="2"/>( l</text:p>
      <text:p text:style-name="P1"><text:s/>i t <text:s text:c="2"/>3 <text:s text:c="2"/>3 . 0 ) )</text:p>
      <text:p text:style-name="P1"><text:s/>( ( n a m e <text:s text:c="2"/>Z a c k e r y ) <text:s text:c="2"/>( m a t <text:s text:c="2"/>5 <text:s text:c="2"/>3 . 0 ) <text:s text:c="2"/>( e n g <text:s text:c="2"/>3 <text:s text:c="2"/>3 . 0 )</text:p>
      <text:p text:style-name="P1"><text:s/>( j o u <text:s text:c="2"/>2 <text:s text:c="2"/>3 . 0 ) <text:s text:c="2"/>( p h y <text:s text:c="2"/>3 <text:s text:c="2"/>3 . 0 ) <text:s text:c="2"/>( p h y l <text:s text:c="2"/>1 <text:s text:c="2"/>4 . 0 ) <text:s text:c="2"/>( l i</text:p>
      <text:p text:style-name="P1"><text:s/>t <text:s text:c="2"/>2 <text:s text:c="2"/>4 . 0 ) )</text:p>
      <text:p text:style-name="P1"><text:s/>( ( n a m e <text:s text:c="2"/>T u k e r v i l l e ) <text:s text:c="2"/>( s o c <text:s text:c="2"/>4 <text:s text:c="2"/>3 . 0 ) <text:s text:c="2"/>( m u s <text:s text:c="2"/>2 <text:s text:c="2"/>4 .</text:p>
      <text:p text:style-name="P1"><text:s/>0 ) <text:s text:c="2"/>( j o u <text:s text:c="2"/>3 <text:s text:c="2"/>4 . 0 ) <text:s text:c="2"/>( g e o <text:s text:c="2"/>4 <text:s text:c="2"/>4 . 0 ) <text:s text:c="2"/>( g e o l <text:s text:c="2"/>1 <text:s text:c="2"/>3 . 0 )</text:p>
      <text:p text:style-name="P1"><text:s/>( e n g <text:s text:c="2"/>3 <text:s text:c="2"/>3 . 0 ) )</text:p>
      <text:p text:style-name="P1"><text:s/>( ( n a m e <text:s text:c="2"/>S i m o n s a y s ) <text:s text:c="2"/>( c s c <text:s text:c="2"/>3 <text:s text:c="2"/>3 . 0 ) <text:s text:c="2"/>( a s t <text:s text:c="2"/>3 <text:s text:c="2"/>4 . 0</text:p>
      <text:p text:style-name="P1"><text:s/>) <text:s text:c="2"/>( s p e <text:s text:c="2"/>3 <text:s text:c="2"/>4 . 0 ) <text:s text:c="2"/>( c s s <text:s text:c="2"/>3 <text:s text:c="2"/>4 . 0 ) <text:s text:c="2"/>( s p e <text:s text:c="2"/>2 <text:s text:c="2"/>3 . 0 ) <text:s text:c="2"/>( d</text:p>
      <text:p text:style-name="P1"><text:s/>a n <text:s text:c="2"/>4 <text:s text:c="2"/>4 . 0 ) )</text:p>
      <text:p text:style-name="P1"><text:s/>( ( n a m e <text:s text:c="2"/>S n i c k e r ) <text:s text:c="2"/>( e n g <text:s text:c="2"/>3 <text:s text:c="2"/>4 . 0 ) <text:s text:c="2"/>( p h y <text:s text:c="2"/>4 <text:s text:c="2"/>4 . 0 )</text:p>
      <text:p text:style-name="P1"><text:s/>( c s c <text:s text:c="2"/>3 <text:s text:c="2"/>2 . 0 ) <text:s text:c="2"/>( c s s l <text:s text:c="2"/>1 <text:s text:c="2"/>4 . 0 ) <text:s text:c="2"/>( p e d <text:s text:c="2"/>2 <text:s text:c="2"/>3 . 0 ) <text:s text:c="2"/>( m a</text:p>
      <text:p text:style-name="P1"><text:s/>t <text:s text:c="2"/>3 <text:s text:c="2"/>3 . 0 ) )</text:p>
      <text:p text:style-name="P1"><text:s/>( ( n a m e <text:s text:c="2"/>G l a s s ) <text:s text:c="2"/>( m a t <text:s text:c="2"/>3 <text:s text:c="2"/>1 . 0 ) <text:s text:c="2"/>( e n g <text:s text:c="2"/>3 <text:s text:c="2"/>1 . 0 ) <text:s text:c="2"/>( p</text:p>
      <text:p text:style-name="P1"><text:s/>e d <text:s text:c="2"/>1 <text:s text:c="2"/>1 . 0 ) <text:s text:c="2"/>( b i o <text:s text:c="2"/>3 <text:s text:c="2"/>1 . 0 ) <text:s text:c="2"/>( b i o l <text:s text:c="2"/>1 <text:s text:c="2"/>0 . 0 ) <text:s text:c="2"/>( c h e</text:p>
      <text:p text:style-name="P1"><text:s/>3 <text:s text:c="2"/>1 . 0 ) <text:s text:c="2"/>( c h e l <text:s text:c="2"/>1 <text:s text:c="2"/>1 . 0 ) ) ) )</text:p>
      <text:p text:style-name="P1"/>
      <text:p text:style-name="P1"/>
      <text:p text:style-name="P1">Stack size is: 0</text:p>
      <text:p text:style-name="P1"/>
      <text:p text:style-name="P1">All Opening and Closing Brackets Match</text:p>
      <text:p text:style-name="P1"/>
      <text:p text:style-name="P1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6cd70" officeooo:paragraph-rsid="0006cd70"/>
    </style:style>
    <style:style style:name="MP2" style:family="paragraph" style:parent-style-name="Standard">
      <style:paragraph-properties fo:text-align="center" style:justify-single-word="false"/>
      <style:text-properties officeooo:rsid="0006cd70" officeooo:paragraph-rsid="0006cd70"/>
    </style:style>
    <style:style style:name="MT1" style:family="text">
      <style:text-properties officeooo:rsid="0022882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utput using <text:span text:style-name="MT1">LispClassData.txt</text:span></text:p>
        <text:p text:style-name="MP2">By John Knowles CS372 Spring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2S</meta:editing-duration>
    <meta:editing-cycles>5</meta:editing-cycles>
    <meta:generator>LibreOffice/4.3.5.2$Windows_x86 LibreOffice_project/3a87456aaa6a95c63eea1c1b3201acedf0751bd5</meta:generator>
    <dc:date>2015-02-18T11:58:15.922000000</dc:date>
    <meta:document-statistic meta:table-count="0" meta:image-count="0" meta:object-count="0" meta:page-count="1" meta:paragraph-count="26" meta:word-count="535" meta:character-count="1423" meta:non-whitespace-character-count="634"/>
    <meta:user-defined meta:name="Info 1"/>
    <meta:user-defined meta:name="Info 2"/>
    <meta:user-defined meta:name="Info 3"/>
    <meta:user-defined meta:name="Info 4"/>
  </office:meta>
</office:document-meta>
</file>